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2.1228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928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2.4827in"/>
    </style:style>
    <style:style style:name="co11" style:family="table-column">
      <style:table-column-properties fo:break-before="auto" style:column-width="1.3874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1.8016in" fo:break-before="auto" style:use-optimal-row-height="true"/>
    </style:style>
    <style:style style:name="ro3" style:family="table-row">
      <style:table-row-properties style:row-height="1.4016in" fo:break-before="auto" style:use-optimal-row-height="true"/>
    </style:style>
    <style:style style:name="ro4" style:family="table-row">
      <style:table-row-properties style:row-height="1.6016in" fo:break-before="auto" style:use-optimal-row-height="true"/>
    </style:style>
    <style:style style:name="ro5" style:family="table-row">
      <style:table-row-properties style:row-height="2.1902in" fo:break-before="auto" style:use-optimal-row-height="true"/>
    </style:style>
    <style:style style:name="ro6" style:family="table-row">
      <style:table-row-properties style:row-height="1.9902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7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number-columns-repeated="2" table:default-cell-style-name="Excel_20_Built-in_20_Normal"/>
        <table:table-column table:style-name="co11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Test Summary</text:p>
          </table:table-cell>
          <table:table-cell table:style-name="ce1" office:value-type="string">
            <text:p>Test Descrip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est <text:s/>Environment</text:p>
          </table:table-cell>
          <table:table-cell table:style-name="ce1" office:value-type="string">
            <text:p>Prerequisites</text:p>
          </table:table-cell>
          <table:table-cell table:style-name="ce1" office:value-type="string">
            <text:p>Steps to Follow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Type</text:p>
          </table:table-cell>
          <table:table-cell table:style-name="ce7" office:value-type="string">
            <text:p>Actual Result in IE 7.0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Actual Result in Mozilla Firefox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Actual Result in Google Chrome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Actual Result in Safari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Actual Result in Netscape Navigator</text:p>
          </table:table-cell>
          <table:table-cell table:style-name="ce1" office:value-type="string">
            <text:p>Status</text:p>
          </table:table-cell>
          <table:table-cell table:style-name="ce3"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TC_PROGRAMME_DURATION_LIST_001</text:p>
          </table:table-cell>
          <table:table-cell table:style-name="ce5" office:value-type="string">
            <text:p>PROGRAMME DURATION LIST</text:p>
          </table:table-cell>
          <table:table-cell table:style-name="ce6" office:value-type="string">
            <text:p>Verify functionality of <text:s/>“PROGRAMME_DURATION” field with valid input data.</text:p>
          </table:table-cell>
          <table:table-cell table:style-name="ce5" office:value-type="string">
            <text:p>Ensure that the user is able to enter the valid input data into the “PROGRAMME DURATION ” text field.</text:p>
          </table:table-cell>
          <table:table-cell table:style-name="ce5" office:value-type="string">
            <text:p>Programme duration:- <text:s/>2year</text:p>
          </table:table-cell>
          <table:table-cell table:style-name="ce2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http://10.10.3.151/bmsqa/index.php/academics/course_duration/course_duration_controller""</text:p>
          </table:table-cell>
          <table:table-cell table:style-name="ce5" office:value-type="string">
            <text:p>1. Enter the URL of the application and press enter. 2. click on “PROGRAMME DURATION” rectangular box. 3. Enter the valid input data into the “PROGRAMME DURATION” field.</text:p>
          </table:table-cell>
          <table:table-cell table:style-name="ce5" office:value-type="string">
            <text:p>User is able to <text:s/>enter the duration time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TC_PROGRAMME_DURATION_LIST_002</text:p>
          </table:table-cell>
          <table:table-cell table:style-name="ce4" office:value-type="string">
            <text:p>PROGRAMME DURATION LIST</text:p>
          </table:table-cell>
          <table:table-cell table:style-name="ce6" office:value-type="string">
            <text:p>Verify functionality of “PROGRAMME DURATION CODE” field with valid input data.</text:p>
          </table:table-cell>
          <table:table-cell table:style-name="ce5" office:value-type="string">
            <text:p>Ensure that the user is able to enter the input data into the “PROGRAMME DURATION CODE” field.</text:p>
          </table:table-cell>
          <table:table-cell table:style-name="ce5" office:value-type="string">
            <text:p>Programme duration code:- 002</text:p>
          </table:table-cell>
          <table:table-cell table:style-name="ce2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</table:table-cell>
          <table:table-cell table:style-name="ce5" office:value-type="string">
            <text:p>User is able to <text:s/>enter <text:s/>the duration code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TC_PROGRAMME_DURATION_LIST_003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“CREATE” button functionality</text:p>
          </table:table-cell>
          <table:table-cell table:style-name="ce4" office:value-type="string">
            <text:p>Ensure that the user is able to create the programme duration and programme code on click “Create” Button</text:p>
          </table:table-cell>
          <table:table-cell table:style-name="ce4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</text:p>
            <text:p>2. click on “PROGRAMME DURATION” button</text:p>
            <text:p>3. Enter the input data into the “PROGRAMME DURATION and CODE” field.</text:p>
            <text:p>4. click on “CREATE” button</text:p>
          </table:table-cell>
          <table:table-cell table:style-name="ce4" office:value-type="string">
            <text:p>User is able to create <text:s/>“DURATION TIME and CODE”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TC_PROGRAMME_DURATION_LIST_004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<text:s/>functionality of “RESET” button</text:p>
          </table:table-cell>
          <table:table-cell table:style-name="ce4" office:value-type="string">
            <text:p>Ensure that the user is able to reset the input data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RESET” button.</text:p>
          </table:table-cell>
          <table:table-cell table:style-name="ce4" office:value-type="string">
            <text:p>User is able to reset <text:s/>input data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TC_PROGRAMME_DURATION_LIST_005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functionality of “EDIT” icon available under “Action” Attribute</text:p>
          </table:table-cell>
          <table:table-cell table:style-name="ce4" office:value-type="string">
            <text:p>Ensure that the user is able to redirect to the “Update programme duration” page</text:p>
          </table:table-cell>
          <table:table-cell table:style-name="ce4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edit” button.</text:p>
            <text:p/>
          </table:table-cell>
          <table:table-cell table:style-name="ce4" office:value-type="string">
            <text:p>user is able to navigate to the <text:s/>“Update Programme Duration” page 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4" office:value-type="string">
            <text:p>TC_PROGRAMME_DURATION_LIST_006</text:p>
          </table:table-cell>
          <table:table-cell table:style-name="ce4" office:value-type="string">
            <text:p>UPDATE PROGRAMME DURATION</text:p>
          </table:table-cell>
          <table:table-cell table:style-name="ce4" office:value-type="string">
            <text:p>Verify functionality of “UPDATE” <text:s/>button available under “update programme duration ” page.</text:p>
          </table:table-cell>
          <table:table-cell table:style-name="ce4" office:value-type="string">
            <text:p>Ensure that the user is able to update the record.</text:p>
          </table:table-cell>
          <table:table-cell table:style-name="ce4" office:value-type="string">
            <text:p>programme duration :- 3years. Programme duration code:-abc01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edit” button.</text:p>
            <text:p>5 click on “update” button available under programme duration page.</text:p>
          </table:table-cell>
          <table:table-cell table:style-name="ce4" office:value-type="string">
            <text:p>user is able to update the record.</text:p>
          </table:table-cell>
          <table:table-cell table:style-name="ce5"/>
          <table:table-cell table:style-name="ce3" table:number-columns-repeated="1012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4" office:value-type="string">
            <text:p>TC_PROGRAMME_DURATION_LIST_007</text:p>
          </table:table-cell>
          <table:table-cell table:style-name="ce4" office:value-type="string">
            <text:p>UPDATE PROGRAMME DURATION</text:p>
          </table:table-cell>
          <table:table-cell table:style-name="ce4" office:value-type="string">
            <text:p>Verify functionality of “cancel” <text:s/>button available under “update programme duration ” page.</text:p>
          </table:table-cell>
          <table:table-cell table:style-name="ce4" office:value-type="string">
            <text:p>Ensure that the user is able to navigate to the “programme duration” page.</text:p>
          </table:table-cell>
          <table:table-cell table:style-name="ce4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edit” button.</text:p>
            <text:p>5 click on “cancel” button available under programme duration page.</text:p>
          </table:table-cell>
          <table:table-cell table:style-name="ce4" office:value-type="string">
            <text:p>user is able to navigate to the programme duration page.</text:p>
          </table:table-cell>
          <table:table-cell table:style-name="ce5"/>
          <table:table-cell table:style-name="ce3" table:number-columns-repeated="1012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TC_PROGRAMME_DURATION_008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functionality of “view” icon available under “Action” attribute</text:p>
          </table:table-cell>
          <table:table-cell table:style-name="ce4" office:value-type="string">
            <text:p>Ensure that the user is able to redirect to the “view programme <text:s/>duration” page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VIEW” button.</text:p>
          </table:table-cell>
          <table:table-cell table:style-name="ce4" office:value-type="string">
            <text:p>user is able to view the record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TC_PROGRAMME_DURATION_009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functionality of “Delete” icon available under “Action” attribute</text:p>
          </table:table-cell>
          <table:table-cell table:style-name="ce4" office:value-type="string">
            <text:p>Ensure that the user is able to delete the record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delete” button.</text:p>
          </table:table-cell>
          <table:table-cell table:style-name="ce4" office:value-type="string">
            <text:p>user is able to delete the record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" office:value-type="string">
            <text:p>TC_PROGRAMME_DURATION_010</text:p>
          </table:table-cell>
          <table:table-cell table:style-name="ce4" office:value-type="string">
            <text:p>PROGRAMME DURATION LIST</text:p>
          </table:table-cell>
          <table:table-cell table:style-name="ce4" office:value-type="string">
            <text:p>Verify functionality of “Active” button available under “Status” attribute</text:p>
          </table:table-cell>
          <table:table-cell table:style-name="ce4" office:value-type="string">
            <text:p>Ensure that the user is able to change the status in “ACTIVE” or “INACTIVE” mode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status” button.</text:p>
          </table:table-cell>
          <table:table-cell table:style-name="ce4" office:value-type="string">
            <text:p>user is able to change the status.</text:p>
          </table:table-cell>
          <table:table-cell table:style-name="ce5" office:value-type="string">
            <text:p>Smoke</text:p>
          </table:table-cell>
          <table:table-cell table:style-name="ce3" table:number-columns-repeated="1012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4" office:value-type="string">
            <text:p>TC_PROGRAMME_DURATION_011</text:p>
          </table:table-cell>
          <table:table-cell table:style-name="ce4" office:value-type="string">
            <text:p>View Programme Duration</text:p>
          </table:table-cell>
          <table:table-cell table:style-name="ce4" office:value-type="string">
            <text:p>Verify functionality of “back” button available under “view programme duration” page.</text:p>
          </table:table-cell>
          <table:table-cell table:style-name="ce4" office:value-type="string">
            <text:p>Ensure that the user is able to navigate to the previous page after clicking the “back” button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view” button available under “action” attribute.</text:p>
            <text:p>5. Click on “back” button.</text:p>
          </table:table-cell>
          <table:table-cell table:style-name="ce4" office:value-type="string">
            <text:p>user is able to navigate to the previous page.</text:p>
          </table:table-cell>
          <table:table-cell table:style-name="ce3" office:value-type="string">
            <text:p>functional</text:p>
          </table:table-cell>
          <table:table-cell table:style-name="ce3" table:number-columns-repeated="1012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4" office:value-type="string">
            <text:p>TC_PROGRAMME_DURATION_012</text:p>
          </table:table-cell>
          <table:table-cell table:style-name="ce4" office:value-type="string">
            <text:p>View Programme Duration</text:p>
          </table:table-cell>
          <table:table-cell table:style-name="ce4" office:value-type="string">
            <text:p>Verify functionality of “update” button available under “view programme duration” page.</text:p>
          </table:table-cell>
          <table:table-cell table:style-name="ce4" office:value-type="string">
            <text:p>Ensure that the user is able to redirect to the “Update Programme Duration” page</text:p>
          </table:table-cell>
          <table:table-cell table:style-name="ce4" office:value-type="string">
            <text:p>programme duration :- 3years. Programme duration code:-abc01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Enter the valid input data into the “PROGRAMME DURATION” field.</text:p>
            <text:p>4. click on “view” button available under “action” attribute.</text:p>
            <text:p>5. Click on “update” button.</text:p>
          </table:table-cell>
          <table:table-cell table:style-name="ce4" office:value-type="string">
            <text:p>user is able to navigate to the “update programme duration” page.</text:p>
          </table:table-cell>
          <table:table-cell table:style-name="ce3" office:value-type="string">
            <text:p>functional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TC_PROGRAMME_DURATION_013</text:p>
          </table:table-cell>
          <table:table-cell table:style-name="ce4" office:value-type="string">
            <text:p>View Programme Duration</text:p>
          </table:table-cell>
          <table:table-cell table:style-name="ce4" office:value-type="string">
            <text:p>Verify functionality of “delete” button available under “view programme duration” page.</text:p>
          </table:table-cell>
          <table:table-cell table:style-name="ce4" office:value-type="string">
            <text:p>Ensure that the user is able to delete <text:s/>the record after clicking on “Delete” button.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text:s/>2. click on “PROGRAMME DURATION” rectangular box. <text:s/>3. Enter the valid input data into the “PROGRAMME DURATION” field. 4. click on “view” button available under “action” attribute. 5. Click on “delete” button.</text:p>
          </table:table-cell>
          <table:table-cell table:style-name="ce4" office:value-type="string">
            <text:p>user is able to delete <text:s/>the record.</text:p>
          </table:table-cell>
          <table:table-cell table:style-name="ce3" office:value-type="string">
            <text:p>functional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TC_PROGRAMME_DURATION_014</text:p>
          </table:table-cell>
          <table:table-cell table:style-name="ce4" office:value-type="string">
            <text:p>View Programme Duration list</text:p>
          </table:table-cell>
          <table:table-cell table:style-name="ce4" office:value-type="string">
            <text:p><text:s/>verify the funtionality of “sorting” serial numbers.</text:p>
          </table:table-cell>
          <table:table-cell table:style-name="ce4" office:value-type="string">
            <text:p>Ensure that user is able to sort the attributes available under the ”View Programme Duration List “ <text:s/>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5" office:value-type="string">
            <text:p>windows XP SE2 with IE 7.0, Mozilla Firefox, Google Chrome, Safari and Netscape Navigator</text:p>
          </table:table-cell>
          <table:table-cell table:style-name="ce5" office:value-type="string">
            <text:p>Valid URL of the application must exist say ""<text:a xlink:href="http://10.10.3.151/bmsqa/index.php/academics/course_duration/course_duration_controller">http://10.10.3.151/bmsqa/index.php/academics/course_duration/course_duration_controller</text:a>""</text:p>
          </table:table-cell>
          <table:table-cell table:style-name="ce5" office:value-type="string">
            <text:p>1. Enter the URL of the application and press enter. </text:p>
            <text:p>2. click on “PROGRAMME DURATION” rectangular box. </text:p>
            <text:p>3. click on “sort” button available on the “View Programme Duration List “ <text:s/></text:p>
          </table:table-cell>
          <table:table-cell table:style-name="ce4" office:value-type="string">
            <text:p>user is able to sorting the serial numbers which are <text:s/>under “view programme duration list</text:p>
          </table:table-cell>
          <table:table-cell table:style-name="ce3" office:value-type="string">
            <text:p>Smoke</text:p>
          </table:table-cell>
          <table:table-cell table:style-name="ce3" table:number-columns-repeated="1012"/>
        </table:table-row>
        <table:table-row table:style-name="ro7" table:number-rows-repeated="3">
          <table:table-cell table:style-name="ce3" table:number-columns-repeated="1024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9/20/2016</text:date>, <text:time>13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9-20T13:59:18.98</dc:date>
    <meta:generator>OpenOffice.org/3.3$Win32 OpenOffice.org_project/330m14$Build-9542</meta:generator>
    <meta:editing-duration>PT8H1M1S</meta:editing-duration>
    <meta:editing-cycles>22</meta:editing-cycles>
    <meta:document-statistic meta:table-count="1" meta:cell-count="174" meta:object-count="0"/>
  </office:meta>
</office:document-meta>
</file>